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paragraph-rsid="0009b04d"/>
    </style:style>
    <style:style style:name="P2" style:family="paragraph" style:parent-style-name="Title">
      <style:text-properties fo:language="en" fo:country="GB"/>
    </style:style>
    <style:style style:name="P3" style:family="paragraph" style:parent-style-name="Heading_20_1">
      <style:text-properties fo:language="en" fo:country="GB" officeooo:rsid="004d5005" officeooo:paragraph-rsid="004d5005"/>
    </style:style>
    <style:style style:name="P4" style:family="paragraph" style:parent-style-name="Text_20_body">
      <style:text-properties style:text-position="0% 100%" style:font-name="Liberation Serif1" fo:language="en" fo:country="GB" officeooo:rsid="004e4da5" officeooo:paragraph-rsid="004e4da5"/>
    </style:style>
    <style:style style:name="P5" style:family="paragraph" style:parent-style-name="Text_20_body">
      <style:text-properties style:text-position="0% 100%" style:font-name="Liberation Serif1" fo:language="en" fo:country="GB" officeooo:rsid="004edfb9" officeooo:paragraph-rsid="004edfb9"/>
    </style:style>
    <style:style style:name="P6" style:family="paragraph" style:parent-style-name="Text_20_body">
      <style:text-properties style:text-position="0% 100%" style:font-name="Liberation Serif1" fo:language="en" fo:country="GB" officeooo:rsid="004edfb9" officeooo:paragraph-rsid="004ff1a6"/>
    </style:style>
    <style:style style:name="P7" style:family="paragraph" style:parent-style-name="Text_20_body">
      <style:text-properties style:text-position="0% 100%" style:font-name="Liberation Serif1" fo:language="en" fo:country="GB" officeooo:rsid="004ff1a6" officeooo:paragraph-rsid="004ff1a6"/>
    </style:style>
    <style:style style:name="P8" style:family="paragraph" style:parent-style-name="Text_20_body">
      <style:text-properties style:text-position="0% 100%" style:font-name="Liberation Serif1" fo:language="en" fo:country="GB" fo:font-style="italic" officeooo:rsid="004e4da5" officeooo:paragraph-rsid="004edfb9" style:font-style-asian="italic" style:font-style-complex="italic"/>
    </style:style>
    <style:style style:name="P9" style:family="paragraph" style:parent-style-name="Text_20_body">
      <style:text-properties style:text-position="0% 100%" style:font-name="Liberation Serif1" fo:language="en" fo:country="GB" fo:font-style="italic" officeooo:rsid="004ff1a6" officeooo:paragraph-rsid="004ff1a6" style:font-style-asian="italic" style:font-style-complex="italic"/>
    </style:style>
    <style:style style:name="P10" style:family="paragraph" style:parent-style-name="Text_20_body">
      <style:text-properties style:text-position="0% 100%" style:font-name="Liberation Serif1" fo:language="en" fo:country="GB" fo:font-style="italic" officeooo:rsid="004edfb9" officeooo:paragraph-rsid="004edfb9" style:font-style-asian="italic" style:font-style-complex="italic"/>
    </style:style>
    <style:style style:name="P11" style:family="paragraph" style:parent-style-name="Text_20_body">
      <style:text-properties style:text-position="0% 100%" style:font-name="Liberation Serif1" fo:language="en" fo:country="GB" fo:font-style="normal" officeooo:rsid="004e4da5" officeooo:paragraph-rsid="004e4da5" style:font-style-asian="normal" style:font-style-complex="normal"/>
    </style:style>
    <style:style style:name="P12" style:family="paragraph" style:parent-style-name="Text_20_body">
      <style:text-properties style:text-position="0% 100%" style:font-name="Liberation Serif1" fo:language="en" fo:country="GB" fo:font-style="normal" officeooo:rsid="00504ecb" officeooo:paragraph-rsid="00504ecb" style:font-style-asian="normal" style:font-style-complex="normal"/>
    </style:style>
    <style:style style:name="P13" style:family="paragraph" style:parent-style-name="Text_20_body">
      <style:text-properties style:text-position="0% 100%" style:font-name="Liberation Serif1" fo:language="en" fo:country="GB" fo:font-style="normal" officeooo:rsid="00504ecb" officeooo:paragraph-rsid="0051dbba" style:font-style-asian="normal" style:font-style-complex="normal"/>
    </style:style>
    <style:style style:name="P14" style:family="paragraph" style:parent-style-name="Text_20_body">
      <style:text-properties style:text-position="0% 100%" style:font-name="Liberation Serif1" fo:language="en" fo:country="GB" fo:font-style="normal" officeooo:rsid="00504ecb" officeooo:paragraph-rsid="0053eda3" style:font-style-asian="normal" style:font-style-complex="normal"/>
    </style:style>
    <style:style style:name="P15" style:family="paragraph" style:parent-style-name="Text_20_body">
      <style:text-properties style:text-position="0% 100%" style:font-name="Liberation Serif1" fo:language="en" fo:country="GB" fo:font-style="normal" officeooo:rsid="004edfb9" officeooo:paragraph-rsid="0051dbba" style:font-style-asian="normal" style:font-style-complex="normal"/>
    </style:style>
    <style:style style:name="P16" style:family="paragraph" style:parent-style-name="Text_20_body">
      <style:text-properties style:text-position="0% 100%" style:font-name="Liberation Serif1" fo:language="en" fo:country="GB" fo:font-style="normal" officeooo:rsid="0053eda3" officeooo:paragraph-rsid="0053eda3" style:font-style-asian="normal" style:font-style-complex="normal"/>
    </style:style>
    <style:style style:name="T1" style:family="text">
      <style:text-properties officeooo:rsid="004ce218"/>
    </style:style>
    <style:style style:name="T2" style:family="text">
      <style:text-properties officeooo:rsid="004edfb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53eda3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xercise</text:span> Artificial Intelligence<text:line-break/>Assignment <text:span text:style-name="T1">3</text:span></text:p>
      <text:p text:style-name="P1"/>
      <text:h text:style-name="P3" text:outline-level="1">1 Predicate Logic: Unification</text:h>
      <text:p text:style-name="P11">(A) <text:span text:style-name="T3">{Student(x), Student(y)}</text:span></text:p>
      <text:p text:style-name="P4"><text:tab/>{ x/y }</text:p>
      <text:p text:style-name="P4">(B) <text:span text:style-name="T3">{Student(passed(w), y), Student(z, grade(passed(u), v))}</text:span></text:p>
      <text:p text:style-name="P4"><text:tab/>{ z/passed(w), y/grade(passed(u), v) }</text:p>
      <text:p text:style-name="P4">(C) <text:span text:style-name="T3">{Student(enthusiastic(x), passed(x), owns(y)), Student(x, y, z, owns(z))}</text:span></text:p>
      <text:p text:style-name="P4"><text:tab/>Arguments count mismatch, the predicates have the same name, but the Student predicate in <text:tab/>the first sentence takes 3 Parameters, where as the Student predicate in the second sentence <text:tab/>takes 4 parameters, therefore the two predicates can not be the same.</text:p>
      <text:p text:style-name="P4">(D) <text:span text:style-name="T3">{Student(y, enthusiastic(x), MATH), Student(AICOURSE, enthusiastic(x), y)}</text:span></text:p>
      <text:p text:style-name="P5">Rename the variables in the sentences to avoid name clashes (“standardising apart”):</text:p>
      <text:p text:style-name="P8">{Student(y<text:span text:style-name="T2">1</text:span>, enthusiastic(x<text:span text:style-name="T2">1</text:span>), MATH), Student(AICOURSE, enthusiastic(x<text:span text:style-name="T2">2</text:span>), y<text:span text:style-name="T2">2</text:span>)}</text:p>
      <text:p text:style-name="P5"><text:tab/>{ y1/AICOURSE, x1/x2, y2/MATH }</text:p>
      <text:p text:style-name="P5">(E) <text:span text:style-name="T3">{Student(grade(x, AICOURSE), x), Student(grade(z, u), genius(150, v)), <text:line-break/>Student(y, genius(v, MATH))}</text:span></text:p>
      <text:p text:style-name="P5">“standardising apart”:</text:p>
      <text:p text:style-name="P10">{Student(grade(x, AICOURSE), x), Student(grade(z, u), genius(150, v2)), <text:line-break/>Student(y, genius(v3, MATH))}</text:p>
      <text:p text:style-name="P7"><text:tab/>{ v3/150, v2/MATH, u/<text:span text:style-name="T2">AICOURSE, </text:span>x/genius(150, MATH),<text:line-break/><text:tab/> <text:s text:c="2"/>y/grade(genius(150, MATH), AICOURSE), z/genius(150, MATH) }</text:p>
      <text:p text:style-name="P7">(F) <text:span text:style-name="T3">{Student(grade(x, y), genius(x)), Student(grade(enthusiastic(z), y), genius(enthusiastic(z)))}</text:span></text:p>
      <text:p text:style-name="P6">“standardising apart”:</text:p>
      <text:p text:style-name="P9">{Student(grade(x, y1), genius(x)), Student(grade(enthusiastic(z), y2), genius(enthusiastic(z)))}</text:p>
      <text:p text:style-name="P7"><text:tab/>{ x/enthusiastic(z), y1/y2 }</text:p>
      <text:p text:style-name="P7">(G) <text:span text:style-name="T3">{Student(y, passed(x), MATH, z), Professor(x, AICOURSE, enthusiastic(x), y)}</text:span></text:p>
      <text:p text:style-name="P12"><text:tab/>Predicate mismatch, can not unify two different predicates</text:p>
      <text:p text:style-name="P12">(H) <text:span text:style-name="T3">{Student(passed(x), grade(passed(u), v)), Student(passed(grade(w, v)), grade(z, w))}</text:span></text:p>
      <text:p text:style-name="P15">“standardising apart”:</text:p>
      <text:p text:style-name="P13"><text:soft-page-break/><text:span text:style-name="T3">{Student(passed(x), grade(passed(u), v</text:span><text:span text:style-name="T4">1</text:span><text:span text:style-name="T3">)), Student(passed(grade(w, v</text:span><text:span text:style-name="T4">2</text:span><text:span text:style-name="T3">)), grade(z, w))}</text:span></text:p>
      <text:p text:style-name="P16"><text:tab/>{ w/v1, z/passed(u), x/grade(v1, v2) }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Contents" style:display-name="Table Contents" style:family="paragraph" style:parent-style-name="Standard" style:class="extra"/>
    <style:style style:name="Illustration_20_Index_20_1" style:display-name="Illustration Index 1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Numbering_20_1" style:display-name="Numbering 1" style:family="paragraph" style:parent-style-name="List" style:class="list">
      <style:text-properties fo:color="#808080" fo:background-color="transparent"/>
    </style:style>
    <style:style style:name="Numbering_20_1_20_Start" style:display-name="Numbering 1 Start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23:38.391000000</meta:creation-date>
    <dc:date>2016-01-07T23:39:40.938000000</dc:date>
    <meta:editing-duration>PT9H34M35S</meta:editing-duration>
    <meta:editing-cycles>81</meta:editing-cycles>
    <meta:generator>LibreOffice/4.4.6.3$Windows_x86 LibreOffice_project/e8938fd3328e95dcf59dd64e7facd2c7d67c704d</meta:generator>
    <meta:document-statistic meta:table-count="0" meta:image-count="0" meta:object-count="0" meta:page-count="2" meta:paragraph-count="26" meta:word-count="199" meta:character-count="1777" meta:non-whitespace-character-count="1588"/>
  </office:meta>
</office:document-meta>
</file>